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1c82" officeooo:paragraph-rsid="001f1c8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rsid="001f1c82" officeooo:paragraph-rsid="001f1c8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normal" officeooo:rsid="001f1c82" officeooo:paragraph-rsid="0022405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1f1c82" officeooo:paragraph-rsid="001f1c8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20fad6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1f1c82" officeooo:paragraph-rsid="001f1c8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normal" officeooo:rsid="001f2014" officeooo:paragraph-rsid="0020fad6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officeooo:rsid="001f1c82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1f2014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font-weight="normal" officeooo:rsid="0020fad6" style:font-size-asian="11pt" style:font-weight-asian="normal" style:font-size-complex="11pt" style:font-weight-complex="normal"/>
    </style:style>
    <style:style style:name="T4" style:family="text">
      <style:text-properties style:font-name="arial" fo:font-size="11pt" fo:font-weight="normal" officeooo:rsid="00224055" style:font-size-asian="11pt" style:font-weight-asian="normal" style:font-size-complex="11pt" style:font-weight-complex="normal"/>
    </style:style>
    <style:style style:name="T5" style:family="text">
      <style:text-properties fo:font-size="11pt" officeooo:rsid="0020fad6" style:font-size-asian="11pt" style:font-size-complex="11pt"/>
    </style:style>
    <style:style style:name="T6" style:family="text">
      <style:text-properties fo:font-size="11pt" officeooo:rsid="00224055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H2008 – Empreendendorismo em Informática</text:p>
      <text:p text:style-name="P3"><text:span text:style-name="T6">C</text:span><text:span text:style-name="T5">enário de um mundo pós-pandemia</text:span></text:p>
      <text:p text:style-name="P2"/>
      <text:p text:style-name="P4">Arthur Font Gouveia – 12036152</text:p>
      <text:p text:style-name="P4"/>
      <text:p text:style-name="P5"><text:span text:style-name="T1"><text:tab/></text:span><text:span text:style-name="T3">Tendo em consideração o cenário de um mundo pós-pandemia, uma oportunidade </text:span><text:span text:style-name="T4">ao setor de turismo é a volta da demanda por viajens, principalmente domésticas. Outra oportunidade é o crescimento do uso da tecnologia digital, devido a necessidade de realizar tarefas a distância.</text:span></text:p>
      <text:p text:style-name="P7"/>
      <text:p text:style-name="P5"><text:span text:style-name="T2"><text:tab/></text:span><text:span text:style-name="T4">Uma possível</text:span><text:span text:style-name="T3"> limitação é o receio de viajar que </text:span><text:span text:style-name="T4">as pessoas podem sentir mesmo após </text:span><text:span text:style-name="T3">situação </text:span><text:span text:style-name="T4">estar co</text:span><text:span text:style-name="T3">ntrolada. Outra limitação é a situação econômica mundial que está debilitada devido a estagnação da economia.</text:span></text:p>
      <text:p text:style-name="P7"/>
      <text:p text:style-name="P5"><text:tab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8:34:38.169941591</meta:creation-date>
    <dc:date>2020-10-02T19:14:50.075954574</dc:date>
    <meta:editing-duration>PT17M1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6" meta:word-count="88" meta:character-count="590" meta:non-whitespace-character-count="502"/>
  </office:meta>
</office:document-meta>
</file>